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e532c" officeooo:paragraph-rsid="001e532c"/>
    </style:style>
    <style:style style:name="P2" style:family="paragraph" style:parent-style-name="Text_20_body">
      <style:text-properties officeooo:rsid="0020b4b8" officeooo:paragraph-rsid="0020b4b8"/>
    </style:style>
    <style:style style:name="P3" style:family="paragraph" style:parent-style-name="Text_20_body">
      <style:text-properties officeooo:paragraph-rsid="001c836e"/>
    </style:style>
    <style:style style:name="P4" style:family="paragraph" style:parent-style-name="Text_20_body">
      <style:text-properties officeooo:paragraph-rsid="001e532c"/>
    </style:style>
    <style:style style:name="P5" style:family="paragraph" style:parent-style-name="Text_20_body">
      <style:text-properties officeooo:rsid="00238c14" officeooo:paragraph-rsid="00238c14"/>
    </style:style>
    <style:style style:name="P6" style:family="paragraph" style:parent-style-name="Text_20_body">
      <style:text-properties officeooo:paragraph-rsid="0023a99b"/>
    </style:style>
    <style:style style:name="P7" style:family="paragraph" style:parent-style-name="Heading_20_1">
      <style:text-properties officeooo:rsid="001bbe2f" officeooo:paragraph-rsid="001bbe2f"/>
    </style:style>
    <style:style style:name="P8" style:family="paragraph" style:parent-style-name="Heading_20_1">
      <style:paragraph-properties fo:break-before="page"/>
      <style:text-properties officeooo:rsid="001e532c" officeooo:paragraph-rsid="001e532c"/>
    </style:style>
    <style:style style:name="P9" style:family="paragraph" style:parent-style-name="Heading_20_2">
      <style:text-properties officeooo:rsid="001bbe2f" officeooo:paragraph-rsid="001bbe2f"/>
    </style:style>
    <style:style style:name="P10" style:family="paragraph" style:parent-style-name="Heading_20_2">
      <style:text-properties officeooo:rsid="001c836e" officeooo:paragraph-rsid="001c836e"/>
    </style:style>
    <style:style style:name="P11" style:family="paragraph" style:parent-style-name="Heading_20_2">
      <style:paragraph-properties fo:break-before="page"/>
      <style:text-properties officeooo:rsid="001c836e" officeooo:paragraph-rsid="001c836e"/>
    </style:style>
    <style:style style:name="P12" style:family="paragraph" style:parent-style-name="Heading_20_2" style:list-style-name="">
      <style:text-properties officeooo:rsid="001c836e" officeooo:paragraph-rsid="001c836e"/>
    </style:style>
    <style:style style:name="P13" style:family="paragraph" style:parent-style-name="Heading_20_2">
      <style:text-properties officeooo:rsid="0021c30b" officeooo:paragraph-rsid="0021c30b"/>
    </style:style>
    <style:style style:name="P14" style:family="paragraph" style:parent-style-name="Heading_20_2">
      <style:paragraph-properties fo:break-before="page"/>
      <style:text-properties officeooo:rsid="00249453" officeooo:paragraph-rsid="00249453"/>
    </style:style>
    <style:style style:name="P15" style:family="paragraph" style:parent-style-name="Heading_20_2">
      <style:text-properties officeooo:rsid="001e532c" officeooo:paragraph-rsid="001e532c"/>
    </style:style>
    <style:style style:name="P16" style:family="paragraph" style:parent-style-name="Heading_20_3">
      <style:text-properties officeooo:rsid="0023a99b" officeooo:paragraph-rsid="0023a99b"/>
    </style:style>
    <style:style style:name="P17" style:family="paragraph" style:parent-style-name="Heading_20_3">
      <style:text-properties officeooo:rsid="0020b4b8" officeooo:paragraph-rsid="0020b4b8"/>
    </style:style>
    <style:style style:name="P18" style:family="paragraph" style:parent-style-name="Text_20_body" style:list-style-name="L1">
      <style:text-properties officeooo:rsid="001bbe2f" officeooo:paragraph-rsid="001bbe2f"/>
    </style:style>
    <style:style style:name="P19" style:family="paragraph" style:parent-style-name="Text_20_body">
      <style:text-properties officeooo:rsid="0023a99b" officeooo:paragraph-rsid="0023a99b"/>
    </style:style>
    <style:style style:name="P20" style:family="paragraph" style:parent-style-name="Text_20_body" style:list-style-name="L2">
      <style:text-properties fo:font-weight="bold" officeooo:rsid="002030ea" officeooo:paragraph-rsid="002030ea" style:font-weight-asian="bold" style:font-weight-complex="bold"/>
    </style:style>
    <style:style style:name="P21" style:family="paragraph" style:parent-style-name="Text_20_body" style:list-style-name="L4">
      <style:text-properties fo:font-weight="bold" officeooo:rsid="00249453" officeooo:paragraph-rsid="00249453" style:font-weight-asian="bold" style:font-weight-complex="bold"/>
    </style:style>
    <style:style style:name="P22" style:family="paragraph" style:parent-style-name="Text_20_body">
      <style:text-properties fo:font-weight="normal" officeooo:rsid="0020b4b8" officeooo:paragraph-rsid="0020b4b8" style:font-weight-asian="normal" style:font-weight-complex="normal"/>
    </style:style>
    <style:style style:name="P23" style:family="paragraph" style:parent-style-name="Text_20_body" style:list-style-name="L3">
      <style:text-properties fo:font-weight="normal" officeooo:rsid="002127f0" officeooo:paragraph-rsid="002127f0" style:font-weight-asian="normal" style:font-weight-complex="normal"/>
    </style:style>
    <style:style style:name="P24" style:family="paragraph" style:parent-style-name="Text_20_body" style:list-style-name="L3">
      <style:text-properties officeooo:paragraph-rsid="0020b4b8"/>
    </style:style>
    <style:style style:name="P25" style:family="paragraph" style:parent-style-name="Text_20_body" style:list-style-name="L3">
      <style:text-properties officeooo:rsid="002127f0" officeooo:paragraph-rsid="002127f0"/>
    </style:style>
    <style:style style:name="P26" style:family="paragraph" style:parent-style-name="Text_20_body" style:list-style-name="L4">
      <style:text-properties officeooo:rsid="00249453" officeooo:paragraph-rsid="00249453"/>
    </style:style>
    <style:style style:name="P27"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officeooo:rsid="001e532c"/>
    </style:style>
    <style:style style:name="T2" style:family="text">
      <style:text-properties officeooo:rsid="002030ea"/>
    </style:style>
    <style:style style:name="T3" style:family="text">
      <style:text-properties fo:font-weight="normal" style:font-weight-asian="normal" style:font-weight-complex="normal"/>
    </style:style>
    <style:style style:name="T4" style:family="text">
      <style:text-properties fo:font-weight="normal" officeooo:rsid="0020b4b8" style:font-weight-asian="normal" style:font-weight-complex="normal"/>
    </style:style>
    <style:style style:name="T5" style:family="text">
      <style:text-properties fo:font-weight="normal" officeooo:rsid="00267b1c" style:font-weight-asian="normal" style:font-weight-complex="normal"/>
    </style:style>
    <style:style style:name="T6" style:family="text">
      <style:text-properties fo:font-weight="normal" officeooo:rsid="00281789" style:font-weight-asian="normal" style:font-weight-complex="normal"/>
    </style:style>
    <style:style style:name="T7" style:family="text">
      <style:text-properties fo:font-weight="normal" officeooo:rsid="0029847c"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20b4b8" style:font-weight-asian="bold" style:font-weight-complex="bold"/>
    </style:style>
    <style:style style:name="T10" style:family="text">
      <style:text-properties fo:font-weight="bold" officeooo:rsid="002127f0" style:font-weight-asian="bold" style:font-weight-complex="bold"/>
    </style:style>
    <style:style style:name="T11" style:family="text">
      <style:text-properties fo:font-weight="bold" officeooo:rsid="00281789" style:font-weight-asian="bold" style:font-weight-complex="bold"/>
    </style:style>
    <style:style style:name="T12" style:family="text">
      <style:text-properties fo:font-weight="bold" officeooo:rsid="0029847c" style:font-weight-asian="bold" style:font-weight-complex="bold"/>
    </style:style>
    <style:style style:name="T13" style:family="text">
      <style:text-properties officeooo:rsid="0020b4b8"/>
    </style:style>
    <style:style style:name="T14" style:family="text">
      <style:text-properties officeooo:rsid="0023a99b"/>
    </style:style>
    <style:style style:name="T15" style:family="text">
      <style:text-properties officeooo:rsid="00249453"/>
    </style:style>
    <style:style style:name="T16" style:family="text">
      <style:text-properties officeooo:rsid="00267b1c"/>
    </style:style>
    <style:style style:name="T17" style:family="text">
      <style:text-properties officeooo:rsid="00281789"/>
    </style:style>
    <style:style style:name="T18" style:family="text">
      <style:text-properties officeooo:rsid="0029847c"/>
    </style:style>
    <style:style style:name="T19" style:family="text">
      <style:text-properties fo:background-color="#ffff00" loext:char-shading-value="0"/>
    </style:style>
    <style:style style:name="T2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BioRT++ Report</text:h>
      <text:h text:style-name="P9" text:outline-level="2">Task List</text:h>
      <text:list xml:id="list3462026834" text:style-name="L1">
        <text:list-item>
          <text:p text:style-name="P18">Comments in code</text:p>
        </text:list-item>
        <text:list-item>
          <text:p text:style-name="P18">Explain all functions</text:p>
        </text:list-item>
        <text:list-item>
          <text:p text:style-name="P18">Explain all classes</text:p>
        </text:list-item>
        <text:list-item>
          <text:p text:style-name="P18">Include ReadMe</text:p>
        </text:list-item>
      </text:list>
      <text:h text:style-name="P10" text:outline-level="2">Project <text:span text:style-name="T1">Description</text:span></text:h>
      <text:p text:style-name="P1"><text:tab/>My project is an update to the core functionality of the catchment biogeochemical model BioRT-HBV developed in the research group under Dr. Li Li with whom I work. BioRT-HBV is a numerical model that simulates chemical reactions in a watershed. With this model, my research group and I use the numerical model along with in-situ chemical observations to model biotic and abiotic chemical reactions in watersheds to quantitatively understand how elements cycle throughout the natural environment.</text:p>
      <text:p text:style-name="P19"><text:tab/>In the real, world, this model attempts to determine the concentrations of chemical species when there are equilibrium relationships and kinetic reactions taking place in the environment, as these concentrations have implications for the humans in how we use water.</text:p>
      <text:p text:style-name="P1"><text:tab/>BioRT-HBV is a simple bucket model coupled to the conceptual hydrologic model <office:annotation office:name="__Annotation__12_89173473" loext:resolved="false"><dc:creator>Unknown Author</dc:creator><dc:date>2023-11-21T21:04:40.188670847</dc:date><text:p text:style-name="P27"><text:span text:style-name="T20">Add citation to HBV here</text:span></text:p></office:annotation>HBV<office:annotation-end office:name="__Annotation__12_89173473"/>, yet it has proven to be effective at modeling organic carbon reactions, mineral weathering, and nitrogen cycling all for using much less computational power than spatially <office:annotation office:name="__Annotation__16_89173473" loext:resolved="false"><dc:creator>Unknown Author</dc:creator><dc:date>2023-11-21T21:09:36.190540147</dc:date><text:p text:style-name="P27"><text:span text:style-name="T20">Cite papers about BioRT here</text:span></text:p></office:annotation>explicit models<office:annotation-end office:name="__Annotation__16_89173473"/>. Furthermore, there are relatively few parameters involved in calibrating this model and the data requirements are minimal, meaning that this model is relatively much easier to calibrate than large, expensive spatially explicit models. Because the model has a simple structure and relatively few parameters, it has the potential to be much more efficient at revealing biogeochemical processes than more complex models.</text:p>
      <text:p text:style-name="P1"><text:tab/>However, the current version of BioRT-HBV is implemented in C with code that is tightly coupled and difficult to both read and modify. As such, I am undertaking the effort to update this model <text:s/><text:span text:style-name="T2">by rewriting it in C++ because it will allow cleaner code that is much easier to understand, modify, and maintain. For this project, I have rewritten the core numerical components for the model, which are the chemical equilibrium solver and the kinetic reaction solver. These two components are essentially the entire heart of the model and drive all of the chemical dynamics. </text:span><text:span text:style-name="T14">The governing chemical equations are highly nonlinear and the differential equations are commonly stiff, so this problem requires a thorough consideration of the mathematics that the current version does not have. </text:span><text:span text:style-name="T2">In addition, I have chosen to use YAML files as the format for the input files because the current version of BioRT-HBV uses a custom file format for each input file, which is difficult to learn to use and debug.</text:span></text:p>
      <text:p text:style-name="P1"><text:tab/></text:p>
      <text:h text:style-name="P10" text:outline-level="2"><text:soft-page-break/>Design Strategy</text:h>
      <text:p text:style-name="P3"><text:tab/><text:span text:style-name="T2">For this project, I choose to use a functional programming pattern rather than object-oriented because of the nature of the model. At the core of our work in my group, we are solving ordinary differential equations, and an object-oriented programming style does not make sense for this type of problem. I attempted to make all function parameters immutable so that there would be no internal mutation of variables within a function. I choose this because the current version of BioRT-HBV is written in a procedural style in C and it is nearly impossible to debug, and I, as the maintainer of the model now, would like to be able to test the model easily, and immutability of function parameters makes this easier.</text:span></text:p>
      <text:h text:style-name="P13" text:outline-level="2">Program Walkthrough</text:h>
      <text:p text:style-name="P5"><text:tab/>BioRT++ is used through both command line parameters and input files. The structure of the input files is described below, but roughly, the chemistry file (chem.yaml) contains the chemical system of interest, including the aqueous species, equilibrium reactions, and mineral species present in the system. The database contains all of the static parameters for every type of species present. In my examples here, the database contains only the species that I use in the programs. In the current version of BioRT, however, the database contains thousands of entries and is not computer readable at present. Translating this database will be very time consuming and not necessary.</text:p>
      <text:p text:style-name="P5"><text:tab/>To begin, the program is called with the the input folder name, which also contains the run type, begin an equilibrium or kinetic problem. The program will search in the input directory for the <text:span text:style-name="T14">input folder of the given name to load the input files.</text:span> From here, the program splits <text:span text:style-name="T14">based on whether it is an equilibrium or kinetic solution.</text:span></text:p>
      <text:h text:style-name="P16" text:outline-level="3">Equilibrium Solution</text:h>
      <text:p text:style-name="P6"><text:tab/><text:span text:style-name="T15">When solving for equilibrium</text:span></text:p>
      <text:h text:style-name="P10" text:outline-level="2">External Libraries</text:h>
      <text:p text:style-name="P3"><text:tab/><text:span text:style-name="T2">For this model, I use four external open-source libraries: </text:span></text:p>
      <text:list xml:id="list403454625" text:style-name="L2">
        <text:list-item>
          <text:p text:style-name="P20">armadillo<text:span text:style-name="T3">: This library provides linear algebra functionality. It includes common data types like vectors and matrices and common linear algebra functions like solving linear system, determining null space, and eigenvalue decomposition. Furthermore, these functions can be used in a functional style like the Python’s </text:span>numpy.<text:span text:style-name="T3"> This library is essential for all aspects of numerical computation in this project.</text:span></text:p>
        </text:list-item>
        <text:list-item>
          <text:p text:style-name="P20">Catch2: <text:span text:style-name="T3">This is the unit-testing framework that I use to test parts of my code in isolation. This library integrates very well with cmake to make writing and running tests very easy.</text:span></text:p>
        </text:list-item>
        <text:list-item>
          <text:p text:style-name="P20">matplotplusplus<text:span text:style-name="T3">: This library provides the plotting functionality to plot the kinetic simulation results. </text:span><text:span text:style-name="T4">The interface for this library is nearly identical to Matlab of Matplotlib’s plotting interface, so making a line plot is very easy.</text:span></text:p>
        </text:list-item>
        <text:list-item>
          <text:p text:style-name="P20"><text:soft-page-break/>Yaml-cpp<text:span text:style-name="T3">: </text:span><text:span text:style-name="T4">This library provides functions and datatypes to easily work with YAML files. With this library, I can deal with a YAML file as a code object rather than parsing a string object with <text:s/>Regex or any other type. This library is beneficial for the model because it removes the responsibility of us in our group working on the model to write code that parses the input files, and rather places it on the library that has been extensively tested for a very popular file format.</text:span></text:p>
        </text:list-item>
      </text:list>
      <text:h text:style-name="P12" text:outline-level="2"/>
      <text:h text:style-name="P11" text:outline-level="2">My Libraries</text:h>
      <text:p text:style-name="P3"><text:tab/><text:span text:style-name="T13">For this project, I have written two libraries for numerical optimization and numerical solution of ordinary differential equations: </text:span><text:span text:style-name="T9">optimization</text:span><text:span text:style-name="T4"> and </text:span><text:span text:style-name="T9">ode</text:span><text:span text:style-name="T4">. I chose to write my own libraries because there were no simple automatic differentiation or ODE solvers that integrated well with armadillo, <text:s/>and because I wanted to implement them on my own for my own understanding.</text:span></text:p>
      <text:h text:style-name="P17" text:outline-level="3">optimization </text:h>
      <text:p text:style-name="P2"><text:tab/>This library is a very small numerical optimization library. It contains only two template functions: <text:span text:style-name="T8">jacobian</text:span><text:span text:style-name="T3"> and </text:span><text:span text:style-name="T8">root</text:span><text:span text:style-name="T3">.</text:span></text:p>
      <text:p text:style-name="P22"/>
      <text:list xml:id="list3217582330" text:style-name="L3">
        <text:list-item>
          <text:p text:style-name="P24"><text:span text:style-name="T10">j</text:span><text:span text:style-name="T9">acobian: </text:span></text:p>
          <text:list>
            <text:list-item>
              <text:p text:style-name="P25"><text:span text:style-name="T9">P</text:span><text:span text:style-name="T8">arameters</text:span><text:span text:style-name="T3">: ….</text:span></text:p>
            </text:list-item>
            <text:list-item>
              <text:p text:style-name="P23"/>
            </text:list-item>
          </text:list>
        </text:list-item>
      </text:list>
      <text:h text:style-name="P12" text:outline-level="2"/>
      <text:h text:style-name="P14" text:outline-level="2">Justifications</text:h>
      <text:list xml:id="list2050750686" text:style-name="L4">
        <text:list-item>
          <text:p text:style-name="P21">Compilable:<text:span text:style-name="T3"> </text:span><text:span text:style-name="T5">I have used Cmake as the build system for this project and included all libraries from source so that the model could be built on Windows and Mac in addition to Linux, which I developed it in.</text:span></text:p>
        </text:list-item>
        <text:list-item>
          <text:p text:style-name="P26"><text:span text:style-name="T8">Runtime Errors</text:span>: <text:span text:style-name="T16">I included the Catch2 library to run unit test my code to catch errors on isolated code.</text:span></text:p>
        </text:list-item>
        <text:list-item>
          <text:p text:style-name="P26"><text:span text:style-name="T8">Readability</text:span>: <text:span text:style-name="T16">To the best of my ability, I have used lambda functions to reduce the complexity of the code and </text:span><text:span text:style-name="T17">reduce the number of parameters to think about. I used libraries like armadillo that use operator overloading on their containers that abstract many of the operations so that I can express the mathematical relationships as simply as possible.</text:span></text:p>
        </text:list-item>
        <text:list-item>
          <text:p text:style-name="P26"><text:span text:style-name="T8">Math/Technical knowledge</text:span>: <text:span text:style-name="T17">This program includes numerous mathematical concepts including numerical solution of ordinary differential equations, stiff differential equations, numerical optimization, and linear algebra. It also includes concepts from chemistry including thermodynamic equilibrium and kinetic reactions.</text:span></text:p>
        </text:list-item>
        <text:list-item>
          <text:p text:style-name="P26"><text:span text:style-name="T8">Code organization</text:span>: <text:span text:style-name="T17">I have organized my code into header and implementation files with each file containing the functionality of a single part of the code, namely the command line handling, reading the input files, the equilibrium solution, the kinetic solutions, and utility functions.</text:span></text:p>
        </text:list-item>
        <text:list-item>
          <text:p text:style-name="P26"><text:span text:style-name="T8">Efficiency</text:span>: <text:span text:style-name="T17">Running on my computer, the model is able to run a simulation of ~1000 time steps for a fairly simple kinetic reactions in ~0.71 seconds.</text:span></text:p>
        </text:list-item>
        <text:list-item>
          <text:p text:style-name="P26"><text:span text:style-name="T8">Memory leaks</text:span>: <text:span text:style-name="T17">I use memory safe containers and iterators where possible to reduce the possibility of memory leaks. While writing the code, I did have one segmentation fault, though I determined the cause of this using </text:span><text:span text:style-name="T6">the GNU Debugger and fixed the problem so that it could not be a problem layer on.</text:span></text:p>
        </text:list-item>
        <text:list-item>
          <text:p text:style-name="P26"><text:span text:style-name="T8">Memory usage</text:span>: <text:span text:style-name="T17">I use containers that manage their memory like vectors and maps and never raw pointers or C-style arrays so that these containers will be de-allocated automatically when they go out of scope and so that I do not have to deal with it.</text:span></text:p>
        </text:list-item>
        <text:list-item>
          <text:p text:style-name="P26"><text:span text:style-name="T8">CPU usage</text:span>: <text:span text:style-name="T17">This program is single- threaded by default, and it uses only a single CPU core for all its runtime. This is a numerical model, and because of that, it uses 100% of the CPU core for that runtime. This is by design, because once this core functionality in my project is implemented into the new version of BioRT-HBV, much time will be spent on calibrating model parameters, which involves running the model for hundreds of thousands to millions of times, so being able to run efficiently ona single core is a necessity.</text:span></text:p>
        </text:list-item>
        <text:list-item>
          <text:p text:style-name="P26"><text:span text:style-name="T8">Complexity</text:span>: <text:span text:style-name="T17">In this project, I have implemented the governing equations to chemical equilibrium and kinetic reactions in a new way compared to the current version of BioRT-HBV, and so I was on my own to implement these numerical methods and represent the governing equations.</text:span></text:p>
        </text:list-item>
        <text:list-item>
          <text:p text:style-name="P26"><text:soft-page-break/><text:span text:style-name="T8">Operators</text:span>: <text:span text:style-name="T17">As this is numerical model, and computer math is limited to the 4 operations +, -, *, and /, I have used all extensively within all components of the model.</text:span></text:p>
        </text:list-item>
        <text:list-item>
          <text:p text:style-name="P26"><text:span text:style-name="T8">Conditional statements</text:span>: <text:span text:style-name="T17">In the main function, I use a conditional statement to determine whether to run an equilibrium simulation or a kinetic simulation.</text:span></text:p>
        </text:list-item>
        <text:list-item>
          <text:p text:style-name="P26"><text:span text:style-name="T8">Iterative statements</text:span>: <text:span text:style-name="T17">In the </text:span><text:span text:style-name="T11">optimization</text:span><text:span text:style-name="T6"> library, I use Newton-Raphson iteration in a while loop to determine the root of a function, in addition to many other locations throughout the codebase.</text:span></text:p>
        </text:list-item>
        <text:list-item>
          <text:p text:style-name="P26"><text:span text:style-name="T8">Functions</text:span>: <text:span text:style-name="T17">I use functions everywhere throughout my code, and the two most important functions are </text:span><text:span text:style-name="T11">solve_equilibrium</text:span><text:span text:style-name="T6"> and </text:span><text:span text:style-name="T12">solve_kinetic_equilibrium</text:span><text:span text:style-name="T7">, which are the two core concepts that my model aims to simulate.</text:span></text:p>
        </text:list-item>
        <text:list-item>
          <text:p text:style-name="P26"><text:span text:style-name="T8">Preprocessor</text:span>: <text:span text:style-name="T18">In each of my header files, I use </text:span><text:span text:style-name="T12">#pragma once</text:span><text:span text:style-name="T7"> so that I do not have to ues include guards in the code.</text:span></text:p>
        </text:list-item>
        <text:list-item>
          <text:p text:style-name="P26"><text:span text:style-name="T8">References</text:span>: <text:span text:style-name="T18">In all cases where I pass a vector to a function, I pass a vector by reference so that there is no memory copy when passing to the function.</text:span></text:p>
        </text:list-item>
        <text:list-item>
          <text:p text:style-name="P26"><text:span text:style-name="T8">Lambda functions</text:span>: <text:span text:style-name="T18">I use lambda functions frequently in the numeric parts of my code. On example that is used frequently is to take the </text:span><text:span text:style-name="T12">jacobian</text:span><text:span text:style-name="T7"> function that requires multiple parameters and turn it into just a function of a single variable to be used in numerical optimization.</text:span></text:p>
        </text:list-item>
        <text:list-item>
          <text:p text:style-name="P26"><text:span text:style-name="T8">Template functions</text:span>: <text:span text:style-name="T18">I use templated functions in the </text:span><text:span text:style-name="T12">optimization </text:span><text:span text:style-name="T7">and </text:span><text:span text:style-name="T12">ode</text:span><text:span text:style-name="T7"> libraries so that I could reuse those libraries in later versions of the model if I wanted a different precision.</text:span></text:p>
        </text:list-item>
        <text:list-item>
          <text:p text:style-name="P26"><text:span text:style-name="T8">Containers</text:span>: <text:span text:style-name="T18">I use both vectors and maps extensively that come from the standard library. I use a vector as a container for all of the chemical species names and a map to store the indices of each species in the concentration vectors.</text:span></text:p>
        </text:list-item>
        <text:list-item>
          <text:p text:style-name="P26"><text:span text:style-name="T19">Iterators:</text:span> </text:p>
        </text:list-item>
        <text:list-item>
          <text:p text:style-name="P26"><text:span text:style-name="T8">Struct/Class</text:span>: <text:span text:style-name="T18">I use both structs and classes througout my code. One important data structure is the </text:span><text:span text:style-name="T12">ChemicalState</text:span><text:span text:style-name="T7">, which is a simple struct to contain the concentration and total concentrations of each species.</text:span></text:p>
        </text:list-item>
        <text:list-item>
          <text:p text:style-name="P26"><text:span text:style-name="T8">Objects</text:span>: <text:span text:style-name="T18">I instantiate my classes and structs often, namely that the ModelInputs is instantiated to contain the input data, and a ChemicalState object is created each time </text:span><text:span text:style-name="T12">solve_equilibrium</text:span><text:span text:style-name="T7"> or </text:span><text:span text:style-name="T12">solve_kinetic_equilibrium</text:span><text:span text:style-name="T7"> is called.</text:span></text:p>
        </text:list-item>
        <text:list-item>
          <text:p text:style-name="P26"><text:span text:style-name="T8">GUI</text:span>: <text:span text:style-name="T18">This project uses the </text:span><text:span text:style-name="T12">matplotplusplus</text:span><text:span text:style-name="T7"> library to plot the results, which contains a GUI that the user can manipulate to save plots of kinetic simulations.</text:span></text:p>
        </text:list-item>
        <text:list-item>
          <text:p text:style-name="P26"><text:span text:style-name="T8">Date and Time</text:span>: <text:span text:style-name="T18">I use the </text:span><text:span text:style-name="T12">chrono</text:span><text:span text:style-name="T18"> and </text:span><text:span text:style-name="T12">ctime </text:span><text:span text:style-name="T18">libraries to get the current date and time to create a time stamp for each model simulation run. This is used in the </text:span><text:span text:style-name="T12">get_timestamp</text:span><text:span text:style-name="T7"> function.</text:span></text:p>
        </text:list-item>
        <text:list-item>
          <text:p text:style-name="P26"><text:span text:style-name="T8">File system handling</text:span>: <text:span text:style-name="T18">My project reads files from the filesystem and also creates output files containing the results of a simulation.</text:span></text:p>
        </text:list-item>
      </text:list>
      <text:h text:style-name="P15" text:outline-level="2" text:is-list-header="true"><text:soft-page-break/></text:h>
      <text:p text:style-name="P1"/>
      <text:h text:style-name="P8" text:outline-level="1">Citations</text:h>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8:36:10.155669721</meta:creation-date>
    <meta:generator>LibreOffice/7.3.7.2$Linux_X86_64 LibreOffice_project/30$Build-2</meta:generator>
    <dc:date>2023-11-22T20:39:41.490038116</dc:date>
    <meta:editing-duration>PT8H31M11S</meta:editing-duration>
    <meta:editing-cycles>3</meta:editing-cycles>
    <dc:creator>Andrew Vierbicher</dc:creator>
    <meta:document-statistic meta:table-count="0" meta:image-count="0" meta:object-count="0" meta:page-count="8" meta:paragraph-count="59" meta:word-count="1930" meta:character-count="11751" meta:non-whitespace-character-count="9895"/>
  </office:meta>
</office:document-meta>
</file>